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98fae" officeooo:paragraph-rsid="00098fae" style:font-size-asian="12pt" style:font-size-complex="12pt"/>
    </style:style>
    <style:style style:name="P2" style:family="paragraph" style:parent-style-name="Standard">
      <style:text-properties fo:font-size="12pt" fo:font-weight="bold" officeooo:rsid="00098fae" officeooo:paragraph-rsid="00098fa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f<text:span text:style-name="T1">atal: Not a git repository (or any parent up to mount point /home)</text:span></text:p>
      <text:p text:style-name="P2">Stopping at filesystem boundary (GIT_DISCOVERY_ACROSS_FILESYSTEM not set).:</text:p>
      <text:p text:style-name="P1">解决方法：git i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12:11.505059144</meta:creation-date>
    <dc:date>2017-11-08T09:19:13.540089797</dc:date>
    <meta:editing-duration>PT7M2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3" meta:word-count="27" meta:character-count="157" meta:non-whitespace-character-count="138"/>
  </office:meta>
</office:document-meta>
</file>